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1" table:number-columns-repeated="11" table:default-cell-style-name="Default"/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562" calcext:value-type="float">
            <text:p>562</text:p>
          </table:table-cell>
          <table:table-cell office:value-type="float" office:value="430" calcext:value-type="float">
            <text:p>430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.07317073171" calcext:value-type="float">
            <text:p>1.0731707317</text:p>
          </table:table-cell>
          <table:table-cell office:value-type="float" office:value="1.30487804878" calcext:value-type="float">
            <text:p>1.3048780488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555" calcext:value-type="float">
            <text:p>555</text:p>
          </table:table-cell>
          <table:table-cell office:value-type="float" office:value="419" calcext:value-type="float">
            <text:p>419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01219512195" calcext:value-type="float">
            <text:p>1.012195122</text:p>
          </table:table-cell>
          <table:table-cell office:value-type="float" office:value="1.07317073171" calcext:value-type="float">
            <text:p>1.0731707317</text:p>
          </table:table-cell>
          <table:table-cell office:value-type="float" office:value="1.19512195122" calcext:value-type="float">
            <text:p>1.195121951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590" calcext:value-type="float">
            <text:p>590</text:p>
          </table:table-cell>
          <table:table-cell office:value-type="float" office:value="489" calcext:value-type="float">
            <text:p>489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0487804878" calcext:value-type="float">
            <text:p>1.0487804878</text:p>
          </table:table-cell>
          <table:table-cell office:value-type="float" office:value="1.03658536585" calcext:value-type="float">
            <text:p>1.0365853659</text:p>
          </table:table-cell>
          <table:table-cell office:value-type="float" office:value="1.31707317073" calcext:value-type="float">
            <text:p>1.317073170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7" calcext:value-type="float">
            <text:p>587</text:p>
          </table:table-cell>
          <table:table-cell office:value-type="float" office:value="505" calcext:value-type="float">
            <text:p>505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01219512195" calcext:value-type="float">
            <text:p>1.012195122</text:p>
          </table:table-cell>
          <table:table-cell office:value-type="float" office:value="1.12195121951" calcext:value-type="float">
            <text:p>1.1219512195</text:p>
          </table:table-cell>
          <table:table-cell office:value-type="float" office:value="1.14634146341" calcext:value-type="float">
            <text:p>1.1463414634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589" calcext:value-type="float">
            <text:p>589</text:p>
          </table:table-cell>
          <table:table-cell office:value-type="float" office:value="443" calcext:value-type="float">
            <text:p>443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03658536585" calcext:value-type="float">
            <text:p>1.0365853659</text:p>
          </table:table-cell>
          <table:table-cell office:value-type="float" office:value="1.06097560976" calcext:value-type="float">
            <text:p>1.0609756098</text:p>
          </table:table-cell>
          <table:table-cell office:value-type="float" office:value="1.14634146341" calcext:value-type="float">
            <text:p>1.146341463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528" calcext:value-type="float">
            <text:p>528</text:p>
          </table:table-cell>
          <table:table-cell office:value-type="float" office:value="480" calcext:value-type="float">
            <text:p>480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01219512195" calcext:value-type="float">
            <text:p>1.012195122</text:p>
          </table:table-cell>
          <table:table-cell office:value-type="float" office:value="1.06097560976" calcext:value-type="float">
            <text:p>1.0609756098</text:p>
          </table:table-cell>
          <table:table-cell office:value-type="float" office:value="1.21951219512" calcext:value-type="float">
            <text:p>1.219512195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08" calcext:value-type="float">
            <text:p>608</text:p>
          </table:table-cell>
          <table:table-cell office:value-type="float" office:value="519" calcext:value-type="float">
            <text:p>519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float" office:value="1.15853658537" calcext:value-type="float">
            <text:p>1.1585365854</text:p>
          </table:table-cell>
          <table:table-cell office:value-type="float" office:value="1.07317073171" calcext:value-type="float">
            <text:p>1.0731707317</text:p>
          </table:table-cell>
          <table:table-cell office:value-type="float" office:value="1.13414634146" calcext:value-type="float">
            <text:p>1.134146341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72" calcext:value-type="float">
            <text:p>572</text:p>
          </table:table-cell>
          <table:table-cell office:value-type="float" office:value="431" calcext:value-type="float">
            <text:p>431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float" office:value="1.01219512195" calcext:value-type="float">
            <text:p>1.012195122</text:p>
          </table:table-cell>
          <table:table-cell office:value-type="float" office:value="1.01219512195" calcext:value-type="float">
            <text:p>1.012195122</text:p>
          </table:table-cell>
          <table:table-cell office:value-type="float" office:value="1.19512195122" calcext:value-type="float">
            <text:p>1.1951219512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11" calcext:value-type="float">
            <text:p>611</text:p>
          </table:table-cell>
          <table:table-cell office:value-type="float" office:value="502" calcext:value-type="float">
            <text:p>502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18292682927" calcext:value-type="float">
            <text:p>1.1829268293</text:p>
          </table:table-cell>
          <table:table-cell office:value-type="float" office:value="1.15853658537" calcext:value-type="float">
            <text:p>1.1585365854</text:p>
          </table:table-cell>
          <table:table-cell office:value-type="float" office:value="1.21951219512" calcext:value-type="float">
            <text:p>1.219512195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16" calcext:value-type="float">
            <text:p>516</text:p>
          </table:table-cell>
          <table:table-cell office:value-type="float" office:value="480" calcext:value-type="float">
            <text:p>480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01219512195" calcext:value-type="float">
            <text:p>1.012195122</text:p>
          </table:table-cell>
          <table:table-cell office:value-type="float" office:value="1.18292682927" calcext:value-type="float">
            <text:p>1.1829268293</text:p>
          </table:table-cell>
          <table:table-cell office:value-type="float" office:value="1.23170731707" calcext:value-type="float">
            <text:p>1.2317073171</text:p>
          </table:table-cell>
        </table:table-row>
        <table:table-row table:style-name="ro1" table:number-rows-repeated="10">
          <table:table-cell table:number-columns-repeated="15"/>
        </table:table-row>
        <table:table-row table:style-name="ro1">
          <table:table-cell office:value-type="string" calcext:value-type="string">
            <text:p>1r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4r</text:p>
          </table:table-cell>
          <table:table-cell table:number-columns-repeated="2"/>
          <table:table-cell table:style-name="ce1" office:value-type="string" calcext:value-type="string">
            <text:p>1r</text:p>
          </table:table-cell>
          <table:table-cell table:style-name="ce1" office:value-type="string" calcext:value-type="string">
            <text:p>2r</text:p>
          </table:table-cell>
          <table:table-cell table:style-name="ce1" office:value-type="string" calcext:value-type="string">
            <text:p>3r</text:p>
          </table:table-cell>
          <table:table-cell table:style-name="ce1" office:value-type="string" calcext:value-type="string">
            <text:p>4r</text:p>
          </table:table-cell>
          <table:table-cell/>
          <table:table-cell table:style-name="ce1" office:value-type="string" calcext:value-type="string">
            <text:p>1r</text:p>
          </table:table-cell>
          <table:table-cell table:style-name="ce1" office:value-type="string" calcext:value-type="string">
            <text:p>2r</text:p>
          </table:table-cell>
          <table:table-cell table:style-name="ce1" office:value-type="string" calcext:value-type="string">
            <text:p>3r</text:p>
          </table:table-cell>
          <table:table-cell table:style-name="ce1" office:value-type="string" calcext:value-type="string">
            <text:p>4r</text:p>
          </table:table-cell>
        </table:table-row>
        <table:table-row table:style-name="ro1">
          <table:table-cell table:style-name="ce2" table:formula="of:=AVERAGE([.A1:.A20])" office:value-type="float" office:value="1039.4" calcext:value-type="float">
            <text:p>1039.4</text:p>
          </table:table-cell>
          <table:table-cell table:style-name="ce2" table:formula="of:=AVERAGE([.B1:.B10])" office:value-type="float" office:value="571.8" calcext:value-type="float">
            <text:p>571.8</text:p>
          </table:table-cell>
          <table:table-cell table:style-name="ce2" table:formula="of:=AVERAGE([.C1:.C20])" office:value-type="float" office:value="469.8" calcext:value-type="float">
            <text:p>469.8</text:p>
          </table:table-cell>
          <table:table-cell table:style-name="ce2" table:formula="of:=AVERAGE([.D1:.D20])" office:value-type="float" office:value="427.8" calcext:value-type="float">
            <text:p>427.8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meetings</text:p>
          </table:table-cell>
          <table:table-cell table:number-columns-repeated="4"/>
          <table:table-cell office:value-type="string" calcext:value-type="string">
            <text:p>time of</text:p>
          </table:table-cell>
          <table:table-cell table:formula="of:=AVERAGE([.M1:.M20])" office:value-type="float" office:value="1.048780487804" calcext:value-type="float">
            <text:p>1.0487804878</text:p>
          </table:table-cell>
          <table:table-cell table:formula="of:=AVERAGE([.N1:.N20])" office:value-type="float" office:value="1.08536585366" calcext:value-type="float">
            <text:p>1.0853658537</text:p>
          </table:table-cell>
          <table:table-cell table:formula="of:=AVERAGE([.O1:.O20])" office:value-type="float" office:value="1.210975609754" calcext:value-type="float">
            <text:p>1.2109756098</text:p>
          </table:table-cell>
        </table:table-row>
        <table:table-row table:style-name="ro1">
          <table:table-cell table:style-name="Default" table:formula="of:=MIN([.A1:.A20])" office:value-type="float" office:value="1012" calcext:value-type="float">
            <text:p>1012</text:p>
          </table:table-cell>
          <table:table-cell table:style-name="Default" table:formula="of:=MIN([.B1:.B20])" office:value-type="float" office:value="516" calcext:value-type="float">
            <text:p>516</text:p>
          </table:table-cell>
          <table:table-cell table:style-name="Default" table:formula="of:=MIN([.C1:.C20])" office:value-type="float" office:value="419" calcext:value-type="float">
            <text:p>419</text:p>
          </table:table-cell>
          <table:table-cell table:style-name="Default" table:formula="of:=MIN([.D1:.D20])" office:value-type="float" office:value="384" calcext:value-type="float">
            <text:p>384</text:p>
          </table:table-cell>
          <table:table-cell office:value-type="string" calcext:value-type="string">
            <text:p>min</text:p>
          </table:table-cell>
          <table:table-cell table:number-columns-repeated="8"/>
          <table:table-cell office:value-type="string" calcext:value-type="string">
            <text:p>fraction</text:p>
          </table:table-cell>
          <table:table-cell/>
        </table:table-row>
        <table:table-row table:style-name="ro1">
          <table:table-cell table:style-name="Default" table:formula="of:=MAX([.A1:.A20])" office:value-type="float" office:value="1062" calcext:value-type="float">
            <text:p>1062</text:p>
          </table:table-cell>
          <table:table-cell table:style-name="Default" table:formula="of:=MAX([.B1:.B20])" office:value-type="float" office:value="611" calcext:value-type="float">
            <text:p>611</text:p>
          </table:table-cell>
          <table:table-cell table:style-name="Default" table:formula="of:=MAX([.C1:.C20])" office:value-type="float" office:value="519" calcext:value-type="float">
            <text:p>519</text:p>
          </table:table-cell>
          <table:table-cell table:style-name="Default" table:formula="of:=MAX([.D1:.D20])" office:value-type="float" office:value="514" calcext:value-type="float">
            <text:p>514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';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table:formula="of:=SQRT(VAR([.A1:.A20]))" office:value-type="float" office:value="15.4502786742217" calcext:value-type="float">
            <text:p>15.4502786742</text:p>
          </table:table-cell>
          <table:table-cell table:style-name="Default" table:formula="of:=SQRT(VAR([.B1:.B20]))" office:value-type="float" office:value="31.8252171154329" calcext:value-type="float">
            <text:p>31.8252171154</text:p>
          </table:table-cell>
          <table:table-cell table:style-name="Default" table:formula="of:=SQRT(VAR([.C1:.C20]))" office:value-type="float" office:value="35.996296105757" calcext:value-type="float">
            <text:p>35.9962961058</text:p>
          </table:table-cell>
          <table:table-cell table:style-name="Default" table:formula="of:=SQRT(VAR([.D1:.D20]))" office:value-type="float" office:value="37.0609108240895" calcext:value-type="float">
            <text:p>37.0609108241</text:p>
          </table:table-cell>
          <table:table-cell office:value-type="string" calcext:value-type="string">
            <text:p>sigma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09:49:28.866647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19:09.547701876</meta:creation-date>
    <dc:date>2018-08-31T11:58:56.355364930</dc:date>
    <meta:editing-duration>PT19H24M30S</meta:editing-duration>
    <meta:editing-cycles>40</meta:editing-cycles>
    <meta:generator>LibreOffice/4.2.8.2$Linux_X86_64 LibreOffice_project/420m0$Build-2</meta:generator>
    <meta:document-statistic meta:table-count="1" meta:cell-count="158" meta:object-count="0"/>
  </office:meta>
</office:document-meta>
</file>